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Italique" style:font-family-generic="swiss" style:font-pitch="variable"/>
  </office:font-face-decls>
  <office:automatic-styles>
    <style:style style:name="Tableau9" style:family="table" style:master-page-name="Standard">
      <style:table-properties style:width="15.954cm" fo:margin-left="0.012cm" fo:margin-right="0.041cm" style:page-number="0" table:align="margins" style:writing-mode="lr-tb"/>
    </style:style>
    <style:style style:name="Tableau9.A" style:family="table-column">
      <style:table-column-properties style:column-width="2.406cm" style:rel-column-width="9882*"/>
    </style:style>
    <style:style style:name="Tableau9.B" style:family="table-column">
      <style:table-column-properties style:column-width="8.786cm" style:rel-column-width="36089*"/>
    </style:style>
    <style:style style:name="Tableau9.C" style:family="table-column">
      <style:table-column-properties style:column-width="4.763cm" style:rel-column-width="19564*"/>
    </style:style>
    <style:style style:name="Tableau9.1" style:family="table-row">
      <style:table-row-properties style:min-row-height="2.699cm" style:keep-together="false" fo:keep-together="always"/>
    </style:style>
    <style:style style:name="Tableau9.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style:snap-to-layout-grid="false"/>
      <style:text-properties fo:text-transform="uppercase"/>
    </style:style>
    <style:style style:name="P2" style:family="paragraph" style:parent-style-name="Header">
      <style:paragraph-properties style:snap-to-layout-grid="false">
        <style:tab-stops>
          <style:tab-stop style:position="16.002cm" style:type="right"/>
        </style:tab-stops>
      </style:paragraph-properties>
    </style:style>
    <style:style style:name="P3" style:family="paragraph" style:parent-style-name="Standard">
      <style:paragraph-properties>
        <style:tab-stops>
          <style:tab-stop style:position="3.265cm"/>
        </style:tab-stops>
      </style:paragraph-properties>
    </style:style>
    <style:style style:name="P4" style:family="paragraph" style:parent-style-name="Standard">
      <style:text-properties fo:language="en" fo:country="GB" style:font-weight-complex="bold"/>
    </style:style>
    <style:style style:name="P5" style:family="paragraph" style:parent-style-name="Heading_20_1">
      <style:paragraph-properties fo:margin-left="0.503cm" fo:margin-right="0.503cm" fo:text-indent="0cm" style:auto-text-indent="false"/>
    </style:style>
    <style:style style:name="P6" style:family="paragraph" style:parent-style-name="Heading_20_1">
      <style:paragraph-properties fo:margin-left="0.503cm" fo:margin-right="0.503cm" fo:text-indent="0cm" style:auto-text-indent="false">
        <style:tab-stops/>
      </style:paragraph-properties>
    </style:style>
    <style:style style:name="P7" style:family="paragraph" style:parent-style-name="Heading_20_1">
      <style:paragraph-properties fo:margin-left="0.503cm" fo:margin-right="0.503cm" fo:text-indent="0cm" style:auto-text-indent="false"/>
      <style:text-properties fo:text-transform="uppercase" style:font-name="Verdana" fo:font-size="8pt" style:font-size-asian="8pt"/>
    </style:style>
    <style:style style:name="P8" style:family="paragraph" style:parent-style-name="Standard">
      <style:paragraph-properties fo:margin-left="0.503cm" fo:margin-right="0.503cm" fo:text-indent="0cm" style:auto-text-indent="false"/>
    </style:style>
    <style:style style:name="P9" style:family="paragraph" style:parent-style-name="Standard">
      <style:paragraph-properties fo:margin-left="0.503cm" fo:margin-right="0.503cm" fo:text-indent="0cm" style:auto-text-indent="false"/>
      <style:text-properties fo:language="en" fo:country="GB"/>
    </style:style>
    <style:style style:name="P10" style:family="paragraph" style:parent-style-name="Standard">
      <style:paragraph-properties fo:margin-left="0.503cm" fo:margin-right="0.503cm" fo:text-align="start" style:justify-single-word="false" fo:text-indent="0cm" style:auto-text-indent="false" style:snap-to-layout-grid="false">
        <style:tab-stops/>
      </style:paragraph-properties>
      <style:text-properties fo:language="en" fo:country="GB" style:font-weight-complex="bold"/>
    </style:style>
    <style:style style:name="P11" style:family="paragraph" style:parent-style-name="Standard">
      <style:paragraph-properties fo:margin-left="0.503cm" fo:margin-right="0.503cm" fo:text-indent="0cm" style:auto-text-indent="false" style:snap-to-layout-grid="false">
        <style:tab-stops/>
      </style:paragraph-properties>
      <style:text-properties fo:language="en" fo:country="GB" style:font-weight-complex="bold"/>
    </style:style>
    <style:style style:name="P12" style:family="paragraph" style:parent-style-name="Standard">
      <style:paragraph-properties fo:margin-left="0.503cm" fo:margin-right="0.503cm" fo:text-indent="0cm" style:auto-text-indent="false" style:snap-to-layout-grid="false"/>
      <style:text-properties fo:language="en" fo:country="GB" style:font-weight-complex="bold"/>
    </style:style>
    <style:style style:name="P13" style:family="paragraph" style:parent-style-name="Standard">
      <style:paragraph-properties fo:margin-left="0.503cm" fo:margin-right="0.503cm" fo:text-indent="0cm" style:auto-text-indent="false" style:snap-to-layout-grid="false">
        <style:tab-stops/>
      </style:paragraph-properties>
    </style:style>
    <style:style style:name="P14" style:family="paragraph" style:parent-style-name="Standard">
      <style:paragraph-properties fo:margin-left="0.503cm" fo:margin-right="0.503cm" fo:text-indent="0cm" style:auto-text-indent="false" style:snap-to-layout-grid="false"/>
    </style:style>
    <style:style style:name="P15" style:family="paragraph" style:parent-style-name="Standard">
      <style:paragraph-properties fo:margin-left="0.503cm" fo:margin-right="0.503cm" fo:text-align="justify" style:justify-single-word="false" fo:text-indent="0cm" style:auto-text-indent="false"/>
    </style:style>
    <style:style style:name="P16" style:family="paragraph" style:parent-style-name="Standard">
      <style:paragraph-properties fo:margin-left="0.503cm" fo:margin-right="0.503cm" fo:text-align="justify" style:justify-single-word="false" fo:text-indent="0cm" style:auto-text-indent="false" style:snap-to-layout-grid="false"/>
    </style:style>
    <style:style style:name="P17" style:family="paragraph" style:parent-style-name="Standard">
      <style:paragraph-properties fo:margin-left="0.503cm" fo:margin-right="0.503cm" fo:text-indent="0cm" style:auto-text-indent="false"/>
      <style:text-properties fo:color="#000000"/>
    </style:style>
    <style:style style:name="P18" style:family="paragraph" style:parent-style-name="Standard">
      <style:paragraph-properties fo:margin-left="0.503cm" fo:margin-right="0.503cm" fo:text-indent="0cm" style:auto-text-indent="false" style:snap-to-layout-grid="false"/>
      <style:text-properties fo:color="#808080" style:font-weight-complex="bold"/>
    </style:style>
    <style:style style:name="P19" style:family="paragraph" style:parent-style-name="Standard">
      <style:paragraph-properties fo:margin-left="0.503cm" fo:margin-right="0.503cm" fo:text-indent="0cm" style:auto-text-indent="false" style:snap-to-layout-grid="false"/>
      <style:text-properties style:font-weight-complex="bold"/>
    </style:style>
    <style:style style:name="P20" style:family="paragraph" style:parent-style-name="Standard">
      <style:paragraph-properties fo:margin-left="0.503cm" fo:margin-right="0.503cm" fo:text-indent="0cm" style:auto-text-indent="false" style:snap-to-layout-grid="false"/>
      <style:text-properties fo:font-weight="normal" style:font-weight-asian="normal" style:font-weight-complex="normal"/>
    </style:style>
    <style:style style:name="P21" style:family="paragraph" style:parent-style-name="Standard">
      <style:paragraph-properties fo:margin-left="0.503cm" fo:margin-right="0.503cm" fo:text-indent="0cm" style:auto-text-indent="false" fo:background-color="#e6e6e6">
        <style:background-image/>
      </style:paragraph-properties>
    </style:style>
    <style:style style:name="P22" style:family="paragraph" style:parent-style-name="Standard">
      <style:paragraph-properties fo:margin-left="0.503cm" fo:margin-right="0.503cm" fo:text-indent="0cm" style:auto-text-indent="false" fo:background-color="#e6e6e6" style:snap-to-layout-grid="false">
        <style:tab-stops/>
        <style:background-image/>
      </style:paragraph-properties>
    </style:style>
    <style:style style:name="P23" style:family="paragraph" style:parent-style-name="Standard">
      <style:paragraph-properties fo:margin-left="0.503cm" fo:margin-right="0.503cm" fo:text-indent="0cm" style:auto-text-indent="false" fo:background-color="#e6e6e6" style:snap-to-layout-grid="false">
        <style:background-image/>
      </style:paragraph-properties>
    </style:style>
    <style:style style:name="P24" style:family="paragraph" style:parent-style-name="Standard">
      <style:paragraph-properties fo:margin-left="0.503cm" fo:margin-right="0.503cm" fo:text-indent="0cm" style:auto-text-indent="false" fo:background-color="#e6e6e6">
        <style:background-image/>
      </style:paragraph-properties>
      <style:text-properties fo:language="en" fo:country="GB"/>
    </style:style>
    <style:style style:name="P25" style:family="paragraph" style:parent-style-name="Standard">
      <style:paragraph-properties fo:margin-left="0.503cm" fo:margin-right="0.503cm" fo:text-indent="0cm" style:auto-text-indent="false" fo:background-color="#e6e6e6" style:snap-to-layout-grid="false">
        <style:background-image/>
      </style:paragraph-properties>
      <style:text-properties fo:font-weight="normal" style:font-weight-asian="normal" style:font-weight-complex="normal"/>
    </style:style>
    <style:style style:name="P26" style:family="paragraph" style:parent-style-name="Standard">
      <style:paragraph-properties fo:margin-left="0.503cm" fo:margin-right="0.503cm" fo:text-indent="0cm" style:auto-text-indent="false" fo:background-color="#e6e6e6">
        <style:background-image/>
      </style:paragraph-properties>
      <style:text-properties fo:font-weight="bold" style:font-weight-asian="bold"/>
    </style:style>
    <style:style style:name="P27" style:family="paragraph" style:parent-style-name="Standard">
      <style:paragraph-properties fo:margin-left="0.503cm" fo:margin-right="0.503cm" fo:text-indent="0cm" style:auto-text-indent="false" fo:background-color="#e6e6e6" style:snap-to-layout-grid="false">
        <style:background-image/>
      </style:paragraph-properties>
      <style:text-properties fo:font-weight="bold" style:font-weight-asian="bold"/>
    </style:style>
    <style:style style:name="P28" style:family="paragraph" style:parent-style-name="Standard">
      <style:paragraph-properties fo:margin-left="0.503cm" fo:margin-right="0.503cm" fo:text-indent="0cm" style:auto-text-indent="false" fo:background-color="#ffffff">
        <style:background-image/>
      </style:paragraph-properties>
    </style:style>
    <style:style style:name="P29" style:family="paragraph" style:parent-style-name="Standard">
      <style:paragraph-properties fo:margin-left="0.503cm" fo:margin-right="0.503cm" fo:text-indent="0cm" style:auto-text-indent="false" fo:background-color="#ffffff" style:snap-to-layout-grid="false">
        <style:background-image/>
      </style:paragraph-properties>
    </style:style>
    <style:style style:name="P30" style:family="paragraph" style:parent-style-name="Header">
      <style:paragraph-properties fo:text-align="end" style:justify-single-word="false"/>
    </style:style>
    <style:style style:name="P31" style:family="paragraph" style:parent-style-name="Header">
      <style:paragraph-properties fo:text-align="end" style:justify-single-word="false" style:snap-to-layout-grid="false"/>
    </style:style>
    <style:style style:name="T1" style:family="text">
      <style:text-properties style:font-name="Verdana" fo:font-size="8pt" fo:language="fr" fo:country="FR" style:font-size-asian="8pt"/>
    </style:style>
    <style:style style:name="T2" style:family="text">
      <style:text-properties fo:color="#000000"/>
    </style:style>
    <style:style style:name="T3" style:family="text">
      <style:text-properties fo:color="#000000" fo:font-size="8pt" fo:font-weight="normal" style:font-size-asian="8pt" style:font-weight-asian="normal"/>
    </style:style>
    <style:style style:name="T4" style:family="text">
      <style:text-properties fo:color="#000000" fo:font-weight="bold" style:font-weight-asian="bold" style:font-weight-complex="bold"/>
    </style:style>
    <style:style style:name="T5" style:family="text">
      <style:text-properties fo:color="#000000" fo:language="en" fo:country="GB"/>
    </style:style>
    <style:style style:name="T6" style:family="text">
      <style:text-properties fo:color="#000000" fo:language="en" fo:country="GB" style:font-weight-complex="bold"/>
    </style:style>
    <style:style style:name="T7" style:family="text">
      <style:text-properties fo:color="#000000" fo:language="en" fo:country="GB" fo:font-weight="normal" style:font-weight-asian="normal" style:font-weight-complex="normal"/>
    </style:style>
    <style:style style:name="T8" style:family="text">
      <style:text-properties fo:color="#000000" fo:font-weight="normal"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style:font-weight-complex="bold"/>
    </style:style>
    <style:style style:name="T13" style:family="text">
      <style:text-properties style:text-position="sub 58%"/>
    </style:style>
    <style:style style:name="T14" style:family="text">
      <style:text-properties fo:font-weight="normal" style:font-weight-asian="normal" style:font-weight-complex="normal"/>
    </style:style>
    <style:style style:name="T15" style:family="text">
      <style:text-properties style:font-name="Garamond"/>
    </style:style>
    <style:style style:name="T16" style:family="text">
      <style:text-properties fo:color="#808080" fo:language="en" fo:country="GB" style:font-weight-complex="bold"/>
    </style:style>
    <style:style style:name="T17" style:family="text">
      <style:text-properties style:font-name="Arial Narrow"/>
    </style:style>
    <style:style style:name="T18" style:family="text">
      <style:text-properties style:font-name="Arial Narrow" fo:font-size="8pt" fo:language="fr" fo:country="FR" style:font-size-asian="8pt"/>
    </style:style>
    <style:style style:name="T19" style:family="text">
      <style:text-properties fo:font-size="8pt" fo:language="fr" fo:country="FR" style:font-size-asian="8pt"/>
    </style:style>
    <style:style style:name="T20" style:family="text">
      <style:text-properties style:font-name="Verdana" fo:font-size="8pt" fo:language="fr" fo:country="FR" style:font-size-asian="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draw:frame draw:style-name="fr1" draw:name="Image1" text:anchor-type="paragraph" svg:width="1.958cm" svg:height="2.646cm" draw:z-index="0"><draw:image xlink:href="../mouth_small_print.png" xlink:type="simple" xlink:show="embed" xlink:actuate="onLoad"/></draw:frame></text:p>
          </table:table-cell>
          <table:table-cell table:style-name="Tableau9.A1" office:value-type="string">
            <text:p text:style-name="P2">Florent Chanavat</text:p>
            <text:p text:style-name="P3"><text:span text:style-name="Emphasis">36 ans – 2 enfants<text:tab/></text:span></text:p>
            <text:p text:style-name="Standard"><text:span text:style-name="Emphasis">12, rue Grataloup 69004 Lyon</text:span></text:p>
            <text:p text:style-name="Standard"><text:span text:style-name="Emphasis">06.79.96.12.97</text:span></text:p>
            <text:p text:style-name="Standard"><text:a xlink:type="simple" xlink:href="mailto:florent@usocrate.fr?subject=Prise%20de%20contact" office:name="Florent Chanavat"><text:span text:style-name="Emphasis">florent@usocrate.fr</text:span></text:a></text:p>
            <text:p text:style-name="Standard"><text:a xlink:type="simple" xlink:href="http://www.viadeo.com/fr/profile/florent.chanavat" office:name="Mon profil Viadeo"><text:span text:style-name="Emphasis">http://www.viadeo.com/fr/profile/florent.chanavat</text:span></text:a></text:p>
            <text:p text:style-name="Standard"><text:span text:style-name="Emphasis"><text:span text:style-name="T15"/></text:span></text:p>
          </table:table-cell>
          <table:table-cell table:style-name="Tableau9.A1" office:value-type="string">
            <text:p text:style-name="P31">Consultant Ergonome</text:p>
            <text:p text:style-name="P31"><text:span text:style-name="Emphasis"><text:span text:style-name="T1">Conception orientée utilisateur</text:span></text:span></text:p>
            <text:p text:style-name="P30"><text:span text:style-name="Emphasis"><text:span text:style-name="T1">Architecture de l'information</text:span></text:span></text:p>
            <text:p text:style-name="P30"><text:span text:style-name="Emphasis"><text:span text:style-name="T1">Evaluation Heuristique</text:span></text:span></text:p>
            <text:p text:style-name="P30"><text:span text:style-name="Emphasis"><text:span text:style-name="T1"/></text:span></text:p>
            <text:p text:style-name="P31"><text:span text:style-name="Emphasis"><text:span text:style-name="T1">11 ans d'expériences</text:span></text:span></text:p>
          </table:table-cell>
        </table:table-row>
      </table:table>
      <text:p text:style-name="Horizontal_20_Line"/>
      <text:p text:style-name="P4"><text:span text:style-name="Small"><text:span text:style-name="T7"/></text:span></text:p>
      <text:p text:style-name="P10"><text:span text:style-name="Small"><text:span text:style-name="T7">Depuis Fév. 2009</text:span></text:span></text:p>
      <text:p text:style-name="P6">Consultant Fonctionnel &amp; Ergonomie</text:p>
      <text:p text:style-name="P13"><text:a xlink:type="simple" xlink:href="http://www.micropole-univers.com/"><text:span text:style-name="Small"><text:span text:style-name="T4"/></text:span></text:a></text:p>
      <text:p text:style-name="P13"><text:a xlink:type="simple" xlink:href="http://www.micropole.com/"><text:span text:style-name="Small"><text:span text:style-name="T4">Micropole</text:span></text:span></text:a><text:span text:style-name="Small"><text:span text:style-name="T2"> , SSII, Villeurbanne (69)</text:span></text:span></text:p>
      <text:p text:style-name="P11"><text:span text:style-name="Small"><text:span text:style-name="T16">E-business &amp; Business Intelligence</text:span></text:span></text:p>
      <text:p text:style-name="P11"><text:span text:style-name="Small"><text:span text:style-name="T6"/></text:span></text:p>
      <text:p text:style-name="P22">J'accompagne nos clients dans la<text:span text:style-name="T10"> définition de leurs besoins fonctionnels</text:span> sur des projets de sites <text:s/>institutionnels, d'applications web ou intranet.</text:p>
      <text:p text:style-name="P22">En relation avec les différents acteurs du projet (sponsor, chef de projet, utilisateurs clés), ma mission est d'élaborer les <text:span text:style-name="T10">spécifications fonctionnelles et IHM </text:span>du futur site.</text:p>
      <text:p text:style-name="P22"><text:span text:style-name="Small"><text:span text:style-name="T6">Le but est de proposer une architecture de l'information qui traduise au mieux les objectifs de l'organisation (communication, service, commerce, productivité, ...) tout en visant une expérience utilisateur de qualité (convivialité, intuitivité, efficacité, satisfaction).</text:span></text:span></text:p>
      <text:p text:style-name="P13"><text:span text:style-name="Small"><text:span text:style-name="T6"/></text:span></text:p>
      <text:p text:style-name="P13"><text:span text:style-name="Small"><text:span text:style-name="T6">Clients : Lafarge, Vilmorin, Sanofi pasteur, Sodiaal, 3A Coop, Beuralia, Centre Psychothérapique de l'Ain, April Assurances, Zolpan ...</text:span></text:span></text:p>
      <text:p text:style-name="P13"><text:span text:style-name="Small"><text:span text:style-name="T6"/></text:span></text:p>
      <text:p text:style-name="P13"><text:span text:style-name="Small"><text:span text:style-name="T6">Domaines d'intervention : extranet B2B, applications web métier, sites web institutionnels, intranet documentaires, portail intranet d'entreprise ...</text:span></text:span></text:p>
      <text:p text:style-name="P13"><text:span text:style-name="Small"><text:span text:style-name="T6"/></text:span></text:p>
      <text:p text:style-name="P13"><text:span text:style-name="Small"><text:span text:style-name="T6"/></text:span></text:p>
      <text:p text:style-name="P13"><text:span text:style-name="Small"><text:span text:style-name="T6"/></text:span></text:p>
      <text:p text:style-name="P13">Déc. 2007 – Fév. 2009</text:p>
      <text:p text:style-name="P5">Responsable Plate-forme Web</text:p>
      <text:p text:style-name="P12"><text:span text:style-name="Small"><text:span text:style-name="T4"/></text:span></text:p>
      <text:p text:style-name="P12"><text:a xlink:type="simple" xlink:href="http://www.woonoz.com/"><text:span text:style-name="Small"><text:span text:style-name="T4">Woonoz</text:span></text:span></text:a><text:span text:style-name="Small"><text:span text:style-name="T2"> , Editeur Logiciel (e-learning), Lyon</text:span></text:span></text:p>
      <text:p text:style-name="P12"><text:span text:style-name="Small"><text:span text:style-name="T16">Start-up plusieurs fois primée (Cré’Acc 2005, Novad’Or 2008) Woonoz développe un logiciel d'aide à l'apprentissage à destination des entreprises et des particuliers.</text:span></text:span></text:p>
      <text:p text:style-name="P12"><text:span text:style-name="Small"><text:span text:style-name="T6"/></text:span></text:p>
      <text:p text:style-name="P23">Engagé comme <text:span text:style-name="T10">expert technique</text:span> et <text:span text:style-name="T10">concepteur</text:span>, j'ai en charge l'évolution et l'administration de la plate-forme web (LAMP) de Woonoz.</text:p>
      <text:p text:style-name="P23"><text:span text:style-name="Small"><text:span text:style-name="T6">Je conduis notamment la refonte de l'application permettant aux responsables pédagogiques d'assurer le suivi de leurs plans de formation, stratégique pour la société.</text:span></text:span></text:p>
      <text:p text:style-name="P14"><text:span text:style-name="Small"><text:span text:style-name="T6"/></text:span></text:p>
      <text:p text:style-name="P14"><text:span text:style-name="Small"><text:span text:style-name="T6"/></text:span></text:p>
      <text:p text:style-name="P14"><text:span text:style-name="Small"><text:span text:style-name="T6"/></text:span></text:p>
      <text:p text:style-name="P14">Jan. 2003 – Déc. 2007</text:p>
      <text:p text:style-name="P5">Directeur technique / Chef de projet e-learning</text:p>
      <text:p text:style-name="P17"/>
      <text:p text:style-name="P14"><text:a xlink:type="simple" xlink:href="http://www.action-on-line.fr/"><text:span text:style-name="Internet_20_link"><text:span text:style-name="T2">Action on line</text:span></text:span></text:a><text:span text:style-name="Internet_20_link"><text:span text:style-name="T3">, Editeur multimedia (E-learning), </text:span></text:span><text:span text:style-name="Small"><text:span text:style-name="T2">Saint Didier-au-Mont-d’Or (69)</text:span></text:span></text:p>
      <text:p text:style-name="P18">Editeur de contenus multimédias à vocation pédagogique dans le domaine de la finance.</text:p>
      <text:p text:style-name="P19"/>
      <text:p text:style-name="P23">Présent dès le lancement du projet, ma première mission est de concevoir, développer et valoriser la <text:span text:style-name="T10">plate-forme e-learning</text:span> (LMS) de la société (Php/MySql, Flash, XHTML, CSS, SCORM.).</text:p>
      <text:p text:style-name="P23"><text:span text:style-name="T12">J'encadre finalement l'ensemble de la chaîne de production, de l'</text:span><text:span text:style-name="T10">ingéniérie pédagogique</text:span><text:span text:style-name="T12"> à la </text:span><text:span text:style-name="T10">réalisation multimédia</text:span><text:span text:style-name="T12">.</text:span></text:p>
      <text:p text:style-name="P19"/>
      <text:p text:style-name="P19"/>
      <text:p text:style-name="P5"/>
      <text:p text:style-name="P14">Sept. – Oct. 2002</text:p>
      <text:p text:style-name="P5">Développeur Web</text:p>
      <text:p text:style-name="P14"><text:a xlink:type="simple" xlink:href="http://www.idep-multimedia.com/"><text:span text:style-name="Internet_20_link"><text:span text:style-name="T11"/></text:span></text:a></text:p>
      <text:p text:style-name="P14"><text:a xlink:type="simple" xlink:href="http://www.idep-multimedia.com/"><text:span text:style-name="Internet_20_link"><text:span text:style-name="T5">Idep-Multimedia</text:span></text:span></text:a><text:span text:style-name="Small"><text:span text:style-name="T2">, </text:span></text:span><text:span text:style-name="Small"><text:span text:style-name="T5">Web Agency, </text:span></text:span><text:span text:style-name="Small"><text:span text:style-name="T2">Lyon</text:span></text:span></text:p>
      <text:p text:style-name="P9"/>
      <text:p text:style-name="P23">Conception / réalisation de bases de données <text:span text:style-name="T10">MySQL</text:span>.</text:p>
      <text:p text:style-name="P21">Développement <text:span text:style-name="T10">PHP</text:span> et <text:span text:style-name="T10">Javascript </text:span><text:span text:style-name="T13">.</text:span></text:p>
      <text:p text:style-name="P24">Mise en page <text:span text:style-name="T10">HTML/CSS</text:span><text:span text:style-name="T13">.</text:span></text:p>
      <text:p text:style-name="P14"/>
      <text:p text:style-name="P14"><text:soft-page-break/>Mars 2000 - Déc 2001</text:p>
      <text:p text:style-name="P5">Concepteur - Réalisateur Web / Ergonome</text:p>
      <text:p text:style-name="P8"/>
      <text:p text:style-name="P29"><text:a xlink:type="simple" xlink:href="http://www.solucom.com/"><text:span text:style-name="Internet_20_link"><text:span text:style-name="T2">Cosmosbay</text:span></text:span></text:a><text:span text:style-name="Internet_20_link"><text:span text:style-name="T2"> </text:span></text:span><text:span text:style-name="Internet_20_link"><text:span text:style-name="T8">(aujourd'hui </text:span></text:span><text:a xlink:type="simple" xlink:href="http://www.solucom.fr/"><text:span text:style-name="Internet_20_link"><text:span text:style-name="T2">Solucom</text:span></text:span></text:a><text:span text:style-name="Internet_20_link"><text:span text:style-name="T8">)</text:span></text:span><text:span text:style-name="Small"><text:span text:style-name="T2">, SSII, Villeurbanne (69)</text:span></text:span></text:p>
      <text:p text:style-name="P28"/>
      <text:p text:style-name="P25">Missions de conseil auprès de grands comptes (Merck Lipha, Aventis) ...</text:p>
      <text:p text:style-name="P27"/>
      <text:p text:style-name="P23"><text:span text:style-name="T9">Identification et formalisation du besoin des utilisateurs </text:span><text:span text:style-name="T12">en contenus, services, fonctionnalités et interactivité … </text:span>Recueil de données auprès de utilisateurs (comportement opératoires, procédures métiers, indices de satisfaction). <text:s/>Évaluation de la pertinence des choix fonctionnels.</text:p>
      <text:p text:style-name="P26"/>
      <text:p text:style-name="P21"><text:span text:style-name="T9">Architecture fonctionnelle de l’information</text:span>: découpage et organisation du contenu du site (arborescence), définition des standards de navigation et de présentation, détermination des règles et de scénarios d’interactivité (storyboarding).</text:p>
      <text:p text:style-name="P21"/>
      <text:p text:style-name="P21"><text:span text:style-name="T10">Audit de sites existants </text:span>: rédaction de guides de recommandations.</text:p>
      <text:p text:style-name="P21"/>
      <text:p text:style-name="P23"><text:span text:style-name="T12">Intégration </text:span><text:span text:style-name="T10">HTML/CSS</text:span><text:span text:style-name="T14">, </text:span><text:span text:style-name="T10">XML/XSL</text:span><text:span text:style-name="T14">.</text:span></text:p>
      <text:p text:style-name="P20"/>
      <text:p text:style-name="P20"/>
      <text:p text:style-name="P7"/>
      <text:p text:style-name="P14">Mai - Juil. 1999 (stage de fin d'étude).</text:p>
      <text:p text:style-name="P5">Ergonome</text:p>
      <text:p text:style-name="P8"/>
      <text:p text:style-name="P8"><text:a xlink:type="simple" xlink:href="http://www.cincom.com/"><text:span text:style-name="T10">Cincom</text:span></text:a>, Éditeur logiciel (GED), Lyon</text:p>
      <text:p text:style-name="P8"/>
      <text:p text:style-name="P23"><text:span text:style-name="T9">Inspection ergonomique</text:span> du logiciel de gestion électronique de documents (GED) CinDoc 2.1. </text:p>
      <text:p text:style-name="P23"/>
      <text:p text:style-name="P23">Construction d'un référentiel <text:span text:style-name="T14">de </text:span><text:span text:style-name="T9">230 fiches techniques</text:span> recensant les anomalies du logiciel et proposant, chacune, une solution concrète d'aménagement.<text:line-break/>Formation de l'équipe de recherche et développement aux principes ergonomiques de base.</text:p>
      <text:p text:style-name="P15"/>
      <text:p text:style-name="P16"/>
      <text:p text:style-name="P16"/>
      <text:p text:style-name="P16">1994 - 1999.</text:p>
      <text:p text:style-name="P5">Formation</text:p>
      <text:p text:style-name="P8"/>
      <text:p text:style-name="P14"><text:a xlink:type="simple" xlink:href="http://www.univ-paris5.fr/LEI/DESS_Ergo/index.htm"><text:span text:style-name="T10">DESS d'ergonomie</text:span></text:a><text:span text:style-name="T10"> </text:span>, Paris V, 1999<text:line-break/>Spécialisation 'Ergonomie des systèmes interactifs' </text:p>
      <text:p text:style-name="P14"/>
      <text:p text:style-name="P14"><text:span text:style-name="T9">Maîtrise de neurosciences cognitives</text:span>, Lyon II, 1997</text:p>
      <text:p text:style-name="P14"/>
      <text:p text:style-name="P14"><text:span text:style-name="T9">Licence de psychologie cognitive</text:span>, Lyon II, 1996</text:p>
      <text:p text:style-name="P14"/>
      <text:p text:style-name="P14"><text:span text:style-name="T9">DEUG de psychologie </text:span>, Lyon II, 1994-95</text:p>
      <text:p text:style-name="P5"/>
      <text:p text:style-name="P8"/>
      <text:p text:style-name="P5">Langues pratiquées</text:p>
      <text:p text:style-name="P8"/>
      <text:p text:style-name="P8"><text:span text:style-name="T10">Anglais</text:span> : technique</text:p>
      <text:p text:style-name="P8"/>
      <text:p text:style-name="P8"><text:span text:style-name="T10">Italien</text:span> : lectures (littérature, presse), voy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Italiqu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8pt" fo:language="fr" fo:country="FR" style:font-name-asian="Times New Roman" style:font-size-asian="8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keep-with-next="always"/>
      <style:text-properties fo:font-variant="small-caps" style:font-name="Arial Black" fo:font-size="12pt" fo:font-weight="normal" style:font-size-asian="12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Verdana" fo:font-size="8pt" fo:font-style="italic" style:font-size-asian="8pt" style:font-style-asian="italic"/>
    </style:style>
    <style:style style:name="Heading_20_3" style:display-name="Heading 3" style:family="paragraph" style:parent-style-name="Standard" style:next-style-name="Standard" style:class="text">
      <style:paragraph-properties fo:text-align="end"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text-align="center" style:justify-single-word="false" fo:keep-with-next="alway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class="text">
      <style:paragraph-properties fo:text-align="justify" style:justify-single-word="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Black" fo:font-size="10pt" style:font-size-asian="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Footnote" style:family="paragraph" style:parent-style-name="Standard" style:class="extra"/>
    <style:style style:name="Addressee" style:family="paragraph" style:parent-style-name="Standard" style:class="extra">
      <style:paragraph-properties fo:margin-left="5.001cm" fo:margin-right="0cm" fo:text-indent="0cm" style:auto-text-indent="false"/>
      <style:text-properties fo:font-size="12pt" style:font-size-asian="12pt"/>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style>
    <style:style style:name="Commentaire" style:family="paragraph" style:parent-style-name="Standard"/>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9">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WW8Num10">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Retrait_20_1re_20_ligne" style:display-name="Retrait 1re ligne" style:family="paragraph" style:parent-style-name="Text_20_body">
      <style:paragraph-properties fo:margin-left="0cm" fo:margin-right="0cm" fo:text-indent="0.37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brut" style:display-name="Texte brut" style:family="paragraph" style:parent-style-name="Standard">
      <style:text-properties style:font-name="Courier New"/>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text-properties fo:font-size="12pt" fo:font-weight="bold" style:font-size-asian="12pt" style:font-weight-asian="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parent-style-name="Police_20_par_20_défaut">
      <style:text-properties fo:color="#000000" fo:font-size="8pt" style:text-underline-style="none" fo:font-weight="bold" style:font-size-asian="10pt" style:font-weight-asian="bold"/>
    </style:style>
    <style:style style:name="Visited_20_Internet_20_Link" style:display-name="Visited Internet Link" style:family="text" style:parent-style-name="Police_20_par_20_défaut">
      <style:text-properties fo:color="#800080" fo:font-size="12pt" style:text-underline-style="none" style:font-size-asian="12pt"/>
    </style:style>
    <style:style style:name="Emphasis" style:family="text" style:parent-style-name="Police_20_par_20_défaut">
      <style:text-properties style:font-name="Verdana1" fo:font-size="8pt" fo:font-style="italic" style:font-style-asian="italic"/>
    </style:style>
    <style:style style:name="Police_20_par_20_défaut" style:display-name="Police par défaut" style:family="text"/>
    <style:style style:name="Small" style:family="text" style:parent-style-name="Internet_20_link">
      <style:text-properties fo:color="#666666" style:font-name="Verdana" fo:font-size="8pt" fo:language="en" fo:country="GB" style:text-underline-style="none" fo:font-weight="normal" style:font-name-asian="Times New Roman" style:font-size-asian="8pt" style:font-weight-asian="normal" style:font-name-complex="Times New Roman"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TH" style:family="graphic">
      <style:graphic-properties text:anchor-type="page" svg:x="0cm" svg:y="0cm" style:vertical-pos="from-top" style:vertical-rel="page-content" style:horizontal-pos="from-left" style:horizontal-rel="page-content" fo:background-color="#e6e6ff" style:background-transparency="0%" style:shadow="non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Zeichenformat"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Zeichenformat"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Zeichenformat"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style:num-suffix="." text:bullet-char="">
        <style:list-level-properties text:space-before="1.251cm"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Zeichenformat" style:num-suffix="." text:bullet-char="">
        <style:list-level-properties text:space-before="1.251cm"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Zeichenformat" style:num-suffix="." text:bullet-char="">
        <style:list-level-properties text:space-before="1.251cm"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Zeichenformat" style:num-suffix="." text:bullet-char="">
        <style:list-level-properties text:min-label-width="0.635cm"/>
        <style:text-properties fo:font-family="Wingdings"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2cm" fo:margin-bottom="2.2cm" fo:margin-left="2.501cm" fo:margin-right="2.491cm" style:writing-mode="lr-tb" style:layout-grid-color="#c0c0c0" style:layout-grid-lines="39"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CV de Florent Chanavat</dc:title>
    <dc:description>Le cv d'un développeur web ultra polyvalent, diplômé en ergonomie cognitive (Paris V). Conception orientée utilisateur et standards W3C.</dc:description>
    <dc:subject>Le CV d'un développeur web ultra-polyvalent</dc:subject>
    <meta:initial-creator>x</meta:initial-creator>
    <meta:creation-date>2004-04-30T08:13:00</meta:creation-date>
    <dc:creator>Florent Chanavat</dc:creator>
    <dc:date>2010-08-11T18:06:07.05</dc:date>
    <meta:printed-by>Florent Chanavat</meta:printed-by>
    <meta:print-date>2006-05-15T14:23:59</meta:print-date>
    <meta:keyword>développeur</meta:keyword>
    <meta:keyword>ergonome</meta:keyword>
    <meta:keyword>ergonomie</meta:keyword>
    <meta:keyword>web</meta:keyword>
    <meta:keyword>intégrateur</meta:keyword>
    <meta:keyword>webdesigner</meta:keyword>
    <meta:keyword>consultant</meta:keyword>
    <meta:keyword>cv</meta:keyword>
    <meta:keyword>IHM</meta:keyword>
    <meta:keyword>interface</meta:keyword>
    <meta:keyword>utilisateur</meta:keyword>
    <meta:keyword>interactivité</meta:keyword>
    <meta:keyword>utilisabilité</meta:keyword>
    <meta:keyword>e-learning</meta:keyword>
    <meta:keyword>php</meta:keyword>
    <meta:keyword>mysql</meta:keyword>
    <meta:keyword>html</meta:keyword>
    <meta:keyword>xml</meta:keyword>
    <meta:keyword>xsl</meta:keyword>
    <meta:keyword>action script</meta:keyword>
    <meta:keyword>Lyon</meta:keyword>
    <meta:keyword>Lyonnais</meta:keyword>
    <meta:keyword>Croix-Rousse</meta:keyword>
    <dc:language>fr-FR</dc:language>
    <meta:editing-cycles>156</meta:editing-cycles>
    <meta:editing-duration>PT07H12M28S</meta:editing-duration>
    <meta:document-statistic meta:table-count="1" meta:image-count="1" meta:object-count="0" meta:page-count="2" meta:paragraph-count="60" meta:word-count="547" meta:character-count="4065"/>
    <meta:user-defined meta:name="Info 1"/>
    <meta:user-defined meta:name="Info 2"/>
    <meta:user-defined meta:name="Info 3"/>
    <meta:user-defined meta:name="Info 4"/>
  </office:meta>
</office:document-meta>
</file>